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07 20:41   |   <text:a xlink:type="simple" xlink:href="http://palinfo.habago.org/Entry?Command=Information_PrintForum&amp;iPage=1#FORUM37769"><text:span text:style-name="T1">#</text:span></text:a></text:p>
      <text:p text:style-name="P2">卡韓政變 (138)：郭柯王拜託趕快合一合 <text:line-break/><text:line-break/>陳真 2019. 08. 07. <text:line-break/><text:line-break/><text:line-break/>一個像樣、有出息的人，不管順逆貴賤，總有個一致性，不會根據行情不同而有不同態度，畢竟人又不是股票，一會兒高一會兒低；有求於人就下跪，人求於你時就傲慢拿翹；行情好就囂張跋扈，行情掉下來就又是一副窩囊嘴臉。真是很沒出息。 <text:line-break/><text:line-break/>郭台銘、柯文哲就是這一類的人，王金平也差不多。你很難期待這一類人會有什麼超脫一己生物反應與需求的表現。這一類人，往往世故圓滑，但世故圓滑並不等於心智成熟、人品出色。特別是郭台銘，就像個被寵壞的小孩，言行往往不堪入目。 <text:line-break/><text:line-break/>我知道這類美學評價很難找到知音，但我就是這麼看人的。我知道人們看人的方式肯定與我南轅北轍，截然相反，但這也是沒辦法的事；眼光或品味就像一種既定光譜的雷達，反映一己之內在，型塑你所看到的 "世界"。 <text:line-break/><text:line-break/>我常講一位22年前在劍橋認識的台灣留學生，氣宇非凡，人品出眾。第一眼見到他便心生景仰。但他在人們眼裏卻不是這種評價。我很少如此讚賞現代人，人們聽到我如此推崇，往往都很好奇，常想要一睹那位同學之廬山真面目，結果似乎都很失望。不過這也是沒有辦法的事。有些東西可以教人，例如知識，但氣味或品味這類東西卻只能存乎一心，難以言喻，更不用說轉移或傳授給別人了。 <text:line-break/><text:line-break/>我說郭台銘窩窩囊囊的很沒出息。認同的人請舉手！除了學姐我有把握之外，我不敢說有幾個人會舉手。 <text:line-break/><text:line-break/>講這些難以質化量化的空靈之事，好像跟公眾評價無關，更無關乎我們選出何種政治人物。可是，真的無關嗎？我倒覺得非常有關，只是難以清楚描述。難以言說之處境，就像面對一幅畫，你我 "看" (seeing) 的是同一幅，但 "看見" (seeing as) 的東西卻截然不同。seeing and seeing as 是維根斯坦的用詞，意思差不多就是這樣。世界並不是反映在 seeing，而是 "seeing as"。光譜越接近，"seeing as" 也越相似。 <text:line-break/><text:line-break/>有個東西長在我心，那就是重量，或說重要 (significant) 也可以，相對於輕薄或瑣碎 (trivial)。重量來自何方？說不清，講不完，但是 seriousness 也許是其一。這詞不好翻譯，若翻成 "嚴肅性" 也行，但在中文世界中，嚴肅一詞往往容易產生其它不相干的聯想，彷彿要正經八百才叫做 seriousness，但絕無此意。seriousness 跟正不正經嚴不嚴肅八竿子打不著一點邊。我反倒常覺得那種正經八百的人事物很輕薄，裝腔作勢，沒有半點重量。 <text:line-break/><text:line-break/>那麼，到底什麼是重量？我確實是詞窮了。這其實也是我為何那麼不願意接受訪問的一千個原因 "之一"，因為我很快就會詞窮了；除非我被迫扭曲心意，改用粗糙辭彙來亂答一通，否則我將啞口無言。總不可能你問我一道問題，我卻必須先跟你上完一年的課來回答吧？ <text:line-break/><text:line-break/>如果能拋開一切語意的限制與干擾，你不妨透過想像，而非透過認知，來想像究竟什麼是重量？你覺得像郭台銘、柯文哲這些窩窩囊囊全身都是嘴巴的人，言行有著什麼重量嗎？你真的會仰慕或欣賞這樣一些沒出息的人？婆婆爸爸、忸忸怩怩、GGYY的。每看到這樣一類人，我就想到 "倫家" 這個詞，彷彿他們講起話來都是倫家怎樣倫家怎樣那種感覺，很沒出息。 <text:line-break/><text:line-break/>我經常很納悶，為什麼明明那麼難聽的音樂，那麼難看的電影，外表那麼醜陋的人，卻居然有人會愛死了！說好好聽、好好看或好美好帥！真是很不可思議。我要是像古代昏庸皇帝那樣，還真想挖出他們的腦袋或心臟來研究一下，為何品味會相去如此遙遠？真是不可思議。 <text:line-break/><text:line-break/>政治人事物也一樣。天啊，居然會有人欣賞什麼時代力量及大腸花那些人或柯文哲、郭台銘？！真不可思議。眼睛是被屎糊到嗎？道德面的姑且不說，難道你真的不覺得這些人好像戲劇裏的小丑，如此低能，如此兒戲，就像被寵壞的一群小公主小王子在扮家家酒那種感覺，很沒出息。 <text:line-break/><text:line-break/>上面講的一部份東西，算是第一課的進階版。一般來說，對外寫東西，既然是為了求溝通求理解，只能談第一課的入門，不惜犧牲意義的微妙。至於第二課以後的東西，就只能屬於竊竊私語或自言自語的範疇了；倒也寫了不少，希望在我餘生能有一點餘裕專心來整理那幾乎像海那樣龐大的一堆...一堆什麼呢？一堆比 "文字垃圾" 可能稍微要好一些的東西。 <text:line-break/><text:line-break/>閒言表過，言歸正傳。我想呼籲韓國瑜，別再自我做賤去求郭求柯或求王了，他們陷害你都來不及了，怎麼可能幫你？所謂物以類聚，什麼樣的人就讓他們聚在一塊，有何不好？萬一打不過他們，那也只能怪自己，怨不得別人。 <text:line-break/><text:line-break/>這些人，認為天下大亂，形勢大好，可以撈上一票，不管選不選，都不會有什麼善念或利他作為，根本不用期待。大家應該趕緊鼓勵他們結盟才對，讓事物如其所是，總比表面一套私下又另一套好。這些人，無時無刻腦袋想的，心裏想的，都是圍繞在一己私利上頭的一些很沒出息很瑣碎毫無意義的東西。 <text:line-break/><text:line-break/>我知道柯文哲是祖國的第二張牌，甚至是第一張牌，但是祖國喜歡誰，僅供參考就行。我們喜歡誰比較重要。題外話。 <text:line-break/><text:line-break/>=================== <text:line-break/>【獨家】郭柯密會內容曝光 郭董當面問柯P：要不要來幫我 <text:line-break/><text:line-break/>鏡週刊Mirror Media <text:line-break/><text:line-break/>2019年8月7日 <text:line-break/><text:line-break/>郭柯合作態勢漸明朗，本刊掌握，郭台銘、柯文哲兩人在本月1日晚上的關鍵會面對話，郭台銘不但當面問柯「你要不要來幫我？」還霸氣對柯說，「那我們就來討論如何贏！」柯則當面獻策，不但點出郭在國民黨初選期間的缺失，還要郭「一定要改」。 <text:line-break/><text:line-break/>本刊掌握，郭台銘是在1日晚上約8點多邀柯文哲見面，兩人相談甚歡，柯由心腹蔡壁如陪同，郭台銘則與兒子郭守正、永齡基金會執行長劉宥彤一起出席，5人密談了2個多小時。 <text:line-break/><text:line-break/>知情人士透露，郭柯兩人談了近40分鐘後，郭終於開口問了柯文哲說，「你要不要來幫我？」柯不改一貫風格回：「你要選得贏啊，選得贏我才來幫忙！」聽了柯的善意回應，郭不囉嗦緊接著回應：「好！那我們就來討論如何贏！」 <text:line-break/><text:line-break/>據轉述，郭柯兩人對談，柯隨後也直接了當地說，「你就是霸氣老闆，應該維持自己一貫的形象」，他接著更直言，郭台銘在初選階段的表現欠佳，「初選選得不好，有些東西你一定要改，你若要選，那我可以來幫你！」 <text:line-break/><text:line-break/>據轉述，柯還對郭說，「你公開講話的儀態、手勢都不太好」，郭反問，那要如何改進？柯接著便舉自己2014年參選台北市長的經驗與郭分享，說當時自己找了很多部長級的專家來上課，因此「如果你確定要選，那一定要找專家來上課」。 <text:line-break/><text:line-break/>談完選舉的細節後，據轉述，柯文哲還當面請教郭台銘，對於美中經濟貿易戰的看法，包括台灣下一步該怎麼辦等，郭台銘則又侃侃而談自己對於國際局勢的看法與剖析。與會者轉述，2小時的會面過程，郭柯兩人有說有笑，建立一定的信任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